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22in"/>
    </style:style>
    <style:style style:name="co3" style:family="table-column">
      <style:table-column-properties fo:break-before="auto" style:column-width="0.6772in"/>
    </style:style>
    <style:style style:name="co4" style:family="table-column">
      <style:table-column-properties fo:break-before="auto" style:column-width="0.469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118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"/>
    <style:style style:name="ce11" style:family="table-cell" style:parent-style-name="Default" style:data-style-name="N116"/>
  </office:automatic-styles>
  <office:body>
    <office:spreadsheet>
      <table:table table:name="ISPCost" table:style-name="ta1" table:print="false">
        <table:table-column table:style-name="co1" table:number-columns-repeated="3" table:default-cell-style-name="Default"/>
        <table:table-column table:style-name="co1" table:number-columns-repeated="8" table:default-cell-style-name="ce3"/>
        <table:table-column table:style-name="co1" table:number-columns-repeated="1013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table:number-columns-repeated="3"/>
          <table:table-cell table:style-name="ce4"/>
          <table:table-cell table:style-name="ce6" office:value-type="string">
            <text:p>Most Economical ISP Packages and Savings</text:p>
          </table:table-cell>
          <table:table-cell table:style-name="Default"/>
          <table:table-cell table:style-name="ce6"/>
          <table:table-cell table:style-name="ce4" table:number-columns-repeated="4"/>
          <table:table-cell table:style-name="ce1" table:number-columns-repeated="1013"/>
        </table:table-row>
        <table:table-row table:style-name="ro1">
          <table:table-cell table:style-name="ce2" table:number-columns-repeated="3"/>
          <table:table-cell table:style-name="ce5" table:number-columns-repeated="2"/>
          <table:table-cell table:style-name="ce8"/>
          <table:table-cell table:style-name="ce5" table:number-columns-repeated="5"/>
          <table:table-cell table:style-name="ce2" table:number-columns-repeated="1013"/>
        </table:table-row>
        <table:table-row table:style-name="ro1">
          <table:table-cell table:style-name="ce2" table:number-columns-repeated="3"/>
          <table:table-cell table:style-name="ce5" table:number-columns-repeated="8"/>
          <table:table-cell table:style-name="ce2" table:number-columns-repeated="1013"/>
        </table:table-row>
        <table:table-row table:style-name="ro1">
          <table:table-cell table:style-name="ce2" table:number-columns-repeated="3"/>
          <table:table-cell table:style-name="ce5"/>
          <table:table-cell table:style-name="ce5" office:value-type="string">
            <text:p>Packages</text:p>
          </table:table-cell>
          <table:table-cell table:style-name="ce5" table:number-columns-repeated="2"/>
          <table:table-cell table:style-name="ce5" office:value-type="string">
            <text:p>Most</text:p>
          </table:table-cell>
          <table:table-cell table:number-columns-repeated="3" table:style-name="ce5" office:value-type="string">
            <text:p>Save</text:p>
          </table:table-cell>
          <table:table-cell table:style-name="ce2" table:number-columns-repeated="1013"/>
        </table:table-row>
        <table:table-row table:style-name="ro1">
          <table:table-cell table:style-name="ce2" table:number-columns-repeated="3"/>
          <table:table-cell table:style-name="ce5" office:value-type="string">
            <text:p>Hours</text:p>
          </table:table-cell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C</text:p>
          </table:table-cell>
          <table:table-cell table:style-name="ce5" office:value-type="string">
            <text:p>Economical</text:p>
          </table:table-cell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C</text:p>
          </table:table-cell>
          <table:table-cell table:style-name="ce2" table:number-columns-repeated="1013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style-name="ce7" office:value-type="currency" office:currency="USD" office:value="16.99">
            <text:p>$16.99</text:p>
          </table:table-cell>
          <table:table-cell table:style-name="ce7" office:value-type="currency" office:currency="USD" office:value="26.99">
            <text:p>$26.99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A</text:p>
          </table:table-cell>
          <table:table-cell table:style-name="ce7" office:value-type="currency" office:currency="USD" office:value="0">
            <text:p>$0.00</text:p>
          </table:table-cell>
          <table:table-cell table:formula="of:=[.F8]-[.E8]" office:value-type="currency" office:currency="USD" office:value="10">
            <text:p>$10.00</text:p>
          </table:table-cell>
          <table:table-cell table:formula="of:=[.G8]-[.E8]" office:value-type="currency" office:currency="USD" office:value="20">
            <text:p>$2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7" office:value-type="currency" office:currency="USD" office:value="16.99">
            <text:p>$16.99</text:p>
          </table:table-cell>
          <table:table-cell table:style-name="ce7" office:value-type="currency" office:currency="USD" office:value="26.99">
            <text:p>$26.99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A</text:p>
          </table:table-cell>
          <table:table-cell table:style-name="ce7" office:value-type="currency" office:currency="USD" office:value="0">
            <text:p>$0.00</text:p>
          </table:table-cell>
          <table:table-cell table:formula="of:=[.F9]-[.E9]" office:value-type="currency" office:currency="USD" office:value="10">
            <text:p>$10.00</text:p>
          </table:table-cell>
          <table:table-cell table:formula="of:=[.G9]-[.E9]" office:value-type="currency" office:currency="USD" office:value="20">
            <text:p>$2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7" office:value-type="currency" office:currency="USD" office:value="16.99">
            <text:p>$16.99</text:p>
          </table:table-cell>
          <table:table-cell table:style-name="ce7" office:value-type="currency" office:currency="USD" office:value="26.99">
            <text:p>$26.99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A</text:p>
          </table:table-cell>
          <table:table-cell table:style-name="ce7" office:value-type="currency" office:currency="USD" office:value="0">
            <text:p>$0.00</text:p>
          </table:table-cell>
          <table:table-cell table:formula="of:=[.F10]-[.E10]" office:value-type="currency" office:currency="USD" office:value="10">
            <text:p>$10.00</text:p>
          </table:table-cell>
          <table:table-cell table:formula="of:=[.G10]-[.E10]" office:value-type="currency" office:currency="USD" office:value="20">
            <text:p>$2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7" office:value-type="currency" office:currency="USD" office:value="16.99">
            <text:p>$16.99</text:p>
          </table:table-cell>
          <table:table-cell table:style-name="ce7" office:value-type="currency" office:currency="USD" office:value="26.99">
            <text:p>$26.99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A</text:p>
          </table:table-cell>
          <table:table-cell table:style-name="ce7" office:value-type="currency" office:currency="USD" office:value="0">
            <text:p>$0.00</text:p>
          </table:table-cell>
          <table:table-cell table:formula="of:=[.F11]-[.E11]" office:value-type="currency" office:currency="USD" office:value="10">
            <text:p>$10.00</text:p>
          </table:table-cell>
          <table:table-cell table:formula="of:=[.G11]-[.E11]" office:value-type="currency" office:currency="USD" office:value="20">
            <text:p>$2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style-name="ce7" office:value-type="currency" office:currency="USD" office:value="16.99">
            <text:p>$16.99</text:p>
          </table:table-cell>
          <table:table-cell table:style-name="ce7" office:value-type="currency" office:currency="USD" office:value="26.99">
            <text:p>$26.99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A</text:p>
          </table:table-cell>
          <table:table-cell table:style-name="ce7" office:value-type="currency" office:currency="USD" office:value="0">
            <text:p>$0.00</text:p>
          </table:table-cell>
          <table:table-cell table:formula="of:=[.F12]-[.E12]" office:value-type="currency" office:currency="USD" office:value="10">
            <text:p>$10.00</text:p>
          </table:table-cell>
          <table:table-cell table:formula="of:=[.G12]-[.E12]" office:value-type="currency" office:currency="USD" office:value="20">
            <text:p>$2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style-name="ce7" office:value-type="currency" office:currency="USD" office:value="16.99">
            <text:p>$16.99</text:p>
          </table:table-cell>
          <table:table-cell table:style-name="ce7" office:value-type="currency" office:currency="USD" office:value="26.99">
            <text:p>$26.99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A</text:p>
          </table:table-cell>
          <table:table-cell table:style-name="ce7" office:value-type="currency" office:currency="USD" office:value="0">
            <text:p>$0.00</text:p>
          </table:table-cell>
          <table:table-cell table:formula="of:=[.F13]-[.E13]" office:value-type="currency" office:currency="USD" office:value="10">
            <text:p>$10.00</text:p>
          </table:table-cell>
          <table:table-cell table:formula="of:=[.G13]-[.E13]" office:value-type="currency" office:currency="USD" office:value="20">
            <text:p>$2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style-name="ce7" office:value-type="currency" office:currency="USD" office:value="16.99">
            <text:p>$16.99</text:p>
          </table:table-cell>
          <table:table-cell table:style-name="ce7" office:value-type="currency" office:currency="USD" office:value="26.99">
            <text:p>$26.99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A</text:p>
          </table:table-cell>
          <table:table-cell table:style-name="ce7" office:value-type="currency" office:currency="USD" office:value="0">
            <text:p>$0.00</text:p>
          </table:table-cell>
          <table:table-cell table:formula="of:=[.F14]-[.E14]" office:value-type="currency" office:currency="USD" office:value="10">
            <text:p>$10.00</text:p>
          </table:table-cell>
          <table:table-cell table:formula="of:=[.G14]-[.E14]" office:value-type="currency" office:currency="USD" office:value="20">
            <text:p>$2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style-name="ce7" office:value-type="currency" office:currency="USD" office:value="16.99">
            <text:p>$16.99</text:p>
          </table:table-cell>
          <table:table-cell table:style-name="ce7" office:value-type="currency" office:currency="USD" office:value="26.99">
            <text:p>$26.99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A</text:p>
          </table:table-cell>
          <table:table-cell table:style-name="ce7" office:value-type="currency" office:currency="USD" office:value="0">
            <text:p>$0.00</text:p>
          </table:table-cell>
          <table:table-cell table:formula="of:=[.F15]-[.E15]" office:value-type="currency" office:currency="USD" office:value="10">
            <text:p>$10.00</text:p>
          </table:table-cell>
          <table:table-cell table:formula="of:=[.G15]-[.E15]" office:value-type="currency" office:currency="USD" office:value="20">
            <text:p>$2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style-name="ce7" office:value-type="currency" office:currency="USD" office:value="16.99">
            <text:p>$16.99</text:p>
          </table:table-cell>
          <table:table-cell table:style-name="ce7" office:value-type="currency" office:currency="USD" office:value="26.99">
            <text:p>$26.99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A</text:p>
          </table:table-cell>
          <table:table-cell table:style-name="ce7" office:value-type="currency" office:currency="USD" office:value="0">
            <text:p>$0.00</text:p>
          </table:table-cell>
          <table:table-cell table:formula="of:=[.F16]-[.E16]" office:value-type="currency" office:currency="USD" office:value="10">
            <text:p>$10.00</text:p>
          </table:table-cell>
          <table:table-cell table:formula="of:=[.G16]-[.E16]" office:value-type="currency" office:currency="USD" office:value="20">
            <text:p>$2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style-name="ce7" office:value-type="currency" office:currency="USD" office:value="16.99">
            <text:p>$16.99</text:p>
          </table:table-cell>
          <table:table-cell table:style-name="ce7" office:value-type="currency" office:currency="USD" office:value="26.99">
            <text:p>$26.99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A</text:p>
          </table:table-cell>
          <table:table-cell table:style-name="ce7" office:value-type="currency" office:currency="USD" office:value="0">
            <text:p>$0.00</text:p>
          </table:table-cell>
          <table:table-cell table:formula="of:=[.F17]-[.E17]" office:value-type="currency" office:currency="USD" office:value="10">
            <text:p>$10.00</text:p>
          </table:table-cell>
          <table:table-cell table:formula="of:=[.G17]-[.E17]" office:value-type="currency" office:currency="USD" office:value="20">
            <text:p>$2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style-name="ce7" office:value-type="currency" office:currency="USD" office:value="16.99">
            <text:p>$16.99</text:p>
          </table:table-cell>
          <table:table-cell table:style-name="ce7" office:value-type="currency" office:currency="USD" office:value="26.99">
            <text:p>$26.99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A</text:p>
          </table:table-cell>
          <table:table-cell table:style-name="ce7" office:value-type="currency" office:currency="USD" office:value="0">
            <text:p>$0.00</text:p>
          </table:table-cell>
          <table:table-cell table:formula="of:=[.F18]-[.E18]" office:value-type="currency" office:currency="USD" office:value="10">
            <text:p>$10.00</text:p>
          </table:table-cell>
          <table:table-cell table:formula="of:=[.G18]-[.E18]" office:value-type="currency" office:currency="USD" office:value="20">
            <text:p>$2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style-name="ce7" table:formula="of:=[.E18]+0.95" office:value-type="currency" office:currency="USD" office:value="17.94">
            <text:p>$17.94</text:p>
          </table:table-cell>
          <table:table-cell table:style-name="ce7" office:value-type="currency" office:currency="USD" office:value="26.99">
            <text:p>$26.99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A</text:p>
          </table:table-cell>
          <table:table-cell table:style-name="ce7" office:value-type="currency" office:currency="USD" office:value="0">
            <text:p>$0.00</text:p>
          </table:table-cell>
          <table:table-cell table:formula="of:=[.F19]-[.E19]" office:value-type="currency" office:currency="USD" office:value="9.05">
            <text:p>$9.05</text:p>
          </table:table-cell>
          <table:table-cell table:formula="of:=[.G19]-[.E19]" office:value-type="currency" office:currency="USD" office:value="19.05">
            <text:p>$19.0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style-name="ce7" table:formula="of:=[.E19]+0.95" office:value-type="currency" office:currency="USD" office:value="18.89">
            <text:p>$18.89</text:p>
          </table:table-cell>
          <table:table-cell table:style-name="ce7" office:value-type="currency" office:currency="USD" office:value="26.99">
            <text:p>$26.99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A</text:p>
          </table:table-cell>
          <table:table-cell table:style-name="ce7" office:value-type="currency" office:currency="USD" office:value="0">
            <text:p>$0.00</text:p>
          </table:table-cell>
          <table:table-cell table:formula="of:=[.F20]-[.E20]" office:value-type="currency" office:currency="USD" office:value="8.1">
            <text:p>$8.10</text:p>
          </table:table-cell>
          <table:table-cell table:formula="of:=[.G20]-[.E20]" office:value-type="currency" office:currency="USD" office:value="18.1">
            <text:p>$18.1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style-name="ce7" table:formula="of:=[.E20]+0.95" office:value-type="currency" office:currency="USD" office:value="19.84">
            <text:p>$19.84</text:p>
          </table:table-cell>
          <table:table-cell table:style-name="ce7" office:value-type="currency" office:currency="USD" office:value="26.99">
            <text:p>$26.99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A</text:p>
          </table:table-cell>
          <table:table-cell table:style-name="ce7" office:value-type="currency" office:currency="USD" office:value="0">
            <text:p>$0.00</text:p>
          </table:table-cell>
          <table:table-cell table:formula="of:=[.F21]-[.E21]" office:value-type="currency" office:currency="USD" office:value="7.15">
            <text:p>$7.15</text:p>
          </table:table-cell>
          <table:table-cell table:formula="of:=[.G21]-[.E21]" office:value-type="currency" office:currency="USD" office:value="17.15">
            <text:p>$17.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table:style-name="ce7" table:formula="of:=[.E21]+0.95" office:value-type="currency" office:currency="USD" office:value="20.79">
            <text:p>$20.79</text:p>
          </table:table-cell>
          <table:table-cell table:style-name="ce7" office:value-type="currency" office:currency="USD" office:value="26.99">
            <text:p>$26.99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A</text:p>
          </table:table-cell>
          <table:table-cell table:style-name="ce7" office:value-type="currency" office:currency="USD" office:value="0">
            <text:p>$0.00</text:p>
          </table:table-cell>
          <table:table-cell table:formula="of:=[.F22]-[.E22]" office:value-type="currency" office:currency="USD" office:value="6.2">
            <text:p>$6.20</text:p>
          </table:table-cell>
          <table:table-cell table:formula="of:=[.G22]-[.E22]" office:value-type="currency" office:currency="USD" office:value="16.2">
            <text:p>$16.2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style-name="ce7" table:formula="of:=[.E22]+0.95" office:value-type="currency" office:currency="USD" office:value="21.74">
            <text:p>$21.74</text:p>
          </table:table-cell>
          <table:table-cell table:style-name="ce7" office:value-type="currency" office:currency="USD" office:value="26.99">
            <text:p>$26.99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A</text:p>
          </table:table-cell>
          <table:table-cell table:style-name="ce7" office:value-type="currency" office:currency="USD" office:value="0">
            <text:p>$0.00</text:p>
          </table:table-cell>
          <table:table-cell table:formula="of:=[.F23]-[.E23]" office:value-type="currency" office:currency="USD" office:value="5.25">
            <text:p>$5.25</text:p>
          </table:table-cell>
          <table:table-cell table:formula="of:=[.G23]-[.E23]" office:value-type="currency" office:currency="USD" office:value="15.25">
            <text:p>$15.2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style-name="ce7" table:formula="of:=[.E23]+0.95" office:value-type="currency" office:currency="USD" office:value="22.69">
            <text:p>$22.69</text:p>
          </table:table-cell>
          <table:table-cell table:style-name="ce7" office:value-type="currency" office:currency="USD" office:value="26.99">
            <text:p>$26.99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A</text:p>
          </table:table-cell>
          <table:table-cell table:style-name="ce7" office:value-type="currency" office:currency="USD" office:value="0">
            <text:p>$0.00</text:p>
          </table:table-cell>
          <table:table-cell table:formula="of:=[.F24]-[.E24]" office:value-type="currency" office:currency="USD" office:value="4.3">
            <text:p>$4.30</text:p>
          </table:table-cell>
          <table:table-cell table:formula="of:=[.G24]-[.E24]" office:value-type="currency" office:currency="USD" office:value="14.3">
            <text:p>$14.3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style-name="ce7" table:formula="of:=[.E24]+0.95" office:value-type="currency" office:currency="USD" office:value="23.64">
            <text:p>$23.64</text:p>
          </table:table-cell>
          <table:table-cell table:style-name="ce7" office:value-type="currency" office:currency="USD" office:value="26.99">
            <text:p>$26.99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A</text:p>
          </table:table-cell>
          <table:table-cell table:style-name="ce7" office:value-type="currency" office:currency="USD" office:value="0">
            <text:p>$0.00</text:p>
          </table:table-cell>
          <table:table-cell table:formula="of:=[.F25]-[.E25]" office:value-type="currency" office:currency="USD" office:value="3.35">
            <text:p>$3.35</text:p>
          </table:table-cell>
          <table:table-cell table:formula="of:=[.G25]-[.E25]" office:value-type="currency" office:currency="USD" office:value="13.35">
            <text:p>$13.3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table:style-name="ce7" table:formula="of:=[.E25]+0.95" office:value-type="currency" office:currency="USD" office:value="24.59">
            <text:p>$24.59</text:p>
          </table:table-cell>
          <table:table-cell table:style-name="ce7" office:value-type="currency" office:currency="USD" office:value="26.99">
            <text:p>$26.99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A</text:p>
          </table:table-cell>
          <table:table-cell table:style-name="ce7" office:value-type="currency" office:currency="USD" office:value="0">
            <text:p>$0.00</text:p>
          </table:table-cell>
          <table:table-cell table:formula="of:=[.F26]-[.E26]" office:value-type="currency" office:currency="USD" office:value="2.40000000000001">
            <text:p>$2.40</text:p>
          </table:table-cell>
          <table:table-cell table:formula="of:=[.G26]-[.E26]" office:value-type="currency" office:currency="USD" office:value="12.4">
            <text:p>$12.4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table:style-name="ce7" table:formula="of:=[.E26]+0.95" office:value-type="currency" office:currency="USD" office:value="25.54">
            <text:p>$25.54</text:p>
          </table:table-cell>
          <table:table-cell table:style-name="ce7" office:value-type="currency" office:currency="USD" office:value="26.99">
            <text:p>$26.99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A</text:p>
          </table:table-cell>
          <table:table-cell table:style-name="ce7" office:value-type="currency" office:currency="USD" office:value="0">
            <text:p>$0.00</text:p>
          </table:table-cell>
          <table:table-cell table:formula="of:=[.F27]-[.E27]" office:value-type="currency" office:currency="USD" office:value="1.45000000000001">
            <text:p>$1.45</text:p>
          </table:table-cell>
          <table:table-cell table:formula="of:=[.G27]-[.E27]" office:value-type="currency" office:currency="USD" office:value="11.45">
            <text:p>$11.4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style-name="ce7" table:formula="of:=[.E27]+0.95" office:value-type="currency" office:currency="USD" office:value="26.49">
            <text:p>$26.49</text:p>
          </table:table-cell>
          <table:table-cell table:style-name="ce7" office:value-type="currency" office:currency="USD" office:value="26.99">
            <text:p>$26.99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A</text:p>
          </table:table-cell>
          <table:table-cell table:style-name="ce7" office:value-type="currency" office:currency="USD" office:value="0">
            <text:p>$0.00</text:p>
          </table:table-cell>
          <table:table-cell table:formula="of:=[.F28]-[.E28]" office:value-type="currency" office:currency="USD" office:value="0.500000000000007">
            <text:p>$0.50</text:p>
          </table:table-cell>
          <table:table-cell table:formula="of:=[.G28]-[.E28]" office:value-type="currency" office:currency="USD" office:value="10.5">
            <text:p>$10.5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table:style-name="ce7" table:formula="of:=[.E28]+0.85" office:value-type="currency" office:currency="USD" office:value="27.34">
            <text:p>$27.34</text:p>
          </table:table-cell>
          <table:table-cell table:style-name="ce7" table:formula="of:=[.F28]+0.74" office:value-type="currency" office:currency="USD" office:value="27.73">
            <text:p>$27.73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A</text:p>
          </table:table-cell>
          <table:table-cell table:style-name="ce7" office:value-type="currency" office:currency="USD" office:value="0">
            <text:p>$0.00</text:p>
          </table:table-cell>
          <table:table-cell table:formula="of:=[.F29]-[.E29]" office:value-type="currency" office:currency="USD" office:value="0.390000000000004">
            <text:p>$0.39</text:p>
          </table:table-cell>
          <table:table-cell table:formula="of:=[.G29]-[.E29]" office:value-type="currency" office:currency="USD" office:value="9.65000000000001">
            <text:p>$9.6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2">
            <text:p>22</text:p>
          </table:table-cell>
          <table:table-cell table:style-name="ce7" table:formula="of:=[.E29]+0.85" office:value-type="currency" office:currency="USD" office:value="28.19">
            <text:p>$28.19</text:p>
          </table:table-cell>
          <table:table-cell table:style-name="ce7" table:formula="of:=[.F29]+0.74" office:value-type="currency" office:currency="USD" office:value="28.47">
            <text:p>$28.47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A</text:p>
          </table:table-cell>
          <table:table-cell table:style-name="ce7" office:value-type="currency" office:currency="USD" office:value="0">
            <text:p>$0.00</text:p>
          </table:table-cell>
          <table:table-cell table:formula="of:=[.F30]-[.E30]" office:value-type="currency" office:currency="USD" office:value="0.280000000000001">
            <text:p>$0.28</text:p>
          </table:table-cell>
          <table:table-cell table:formula="of:=[.G30]-[.E30]" office:value-type="currency" office:currency="USD" office:value="8.80000000000001">
            <text:p>$8.8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3">
            <text:p>23</text:p>
          </table:table-cell>
          <table:table-cell table:style-name="ce7" table:formula="of:=[.E30]+0.85" office:value-type="currency" office:currency="USD" office:value="29.04">
            <text:p>$29.04</text:p>
          </table:table-cell>
          <table:table-cell table:style-name="ce7" table:formula="of:=[.F30]+0.74" office:value-type="currency" office:currency="USD" office:value="29.21">
            <text:p>$29.21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A</text:p>
          </table:table-cell>
          <table:table-cell table:style-name="ce7" office:value-type="currency" office:currency="USD" office:value="0">
            <text:p>$0.00</text:p>
          </table:table-cell>
          <table:table-cell table:formula="of:=[.F31]-[.E31]" office:value-type="currency" office:currency="USD" office:value="0.169999999999998">
            <text:p>$0.17</text:p>
          </table:table-cell>
          <table:table-cell table:formula="of:=[.G31]-[.E31]" office:value-type="currency" office:currency="USD" office:value="7.95000000000001">
            <text:p>$7.9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table:style-name="ce7" table:formula="of:=[.E31]+0.85" office:value-type="currency" office:currency="USD" office:value="29.89">
            <text:p>$29.89</text:p>
          </table:table-cell>
          <table:table-cell table:style-name="ce7" table:formula="of:=[.F31]+0.74" office:value-type="currency" office:currency="USD" office:value="29.95">
            <text:p>$29.95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A</text:p>
          </table:table-cell>
          <table:table-cell table:style-name="ce7" office:value-type="currency" office:currency="USD" office:value="0">
            <text:p>$0.00</text:p>
          </table:table-cell>
          <table:table-cell table:formula="of:=[.F32]-[.E32]" office:value-type="currency" office:currency="USD" office:value="0.0599999999999952">
            <text:p>$0.06</text:p>
          </table:table-cell>
          <table:table-cell table:formula="of:=[.G32]-[.E32]" office:value-type="currency" office:currency="USD" office:value="7.10000000000001">
            <text:p>$7.1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style-name="ce7" table:formula="of:=[.E32]+0.85" office:value-type="currency" office:currency="USD" office:value="30.74">
            <text:p>$30.74</text:p>
          </table:table-cell>
          <table:table-cell table:style-name="ce7" table:formula="of:=[.F32]+0.74" office:value-type="currency" office:currency="USD" office:value="30.69">
            <text:p>$30.69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B</text:p>
          </table:table-cell>
          <table:table-cell table:formula="of:=[.E33]-[.F33]" office:value-type="currency" office:currency="USD" office:value="0.0500000000000078">
            <text:p>$0.05</text:p>
          </table:table-cell>
          <table:table-cell table:style-name="ce7" office:value-type="currency" office:currency="USD" office:value="0">
            <text:p>$0.00</text:p>
          </table:table-cell>
          <table:table-cell table:formula="of:=[.G33]-[.F33]" office:value-type="currency" office:currency="USD" office:value="6.30000000000001">
            <text:p>$6.3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6">
            <text:p>26</text:p>
          </table:table-cell>
          <table:table-cell table:style-name="ce7" table:formula="of:=[.E33]+0.85" office:value-type="currency" office:currency="USD" office:value="31.59">
            <text:p>$31.59</text:p>
          </table:table-cell>
          <table:table-cell table:style-name="ce7" table:formula="of:=[.F33]+0.74" office:value-type="currency" office:currency="USD" office:value="31.43">
            <text:p>$31.43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B</text:p>
          </table:table-cell>
          <table:table-cell table:formula="of:=[.E34]-[.F34]" office:value-type="currency" office:currency="USD" office:value="0.160000000000011">
            <text:p>$0.16</text:p>
          </table:table-cell>
          <table:table-cell table:style-name="ce7" office:value-type="currency" office:currency="USD" office:value="0">
            <text:p>$0.00</text:p>
          </table:table-cell>
          <table:table-cell table:formula="of:=[.G34]-[.F34]" office:value-type="currency" office:currency="USD" office:value="5.56000000000001">
            <text:p>$5.5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7">
            <text:p>27</text:p>
          </table:table-cell>
          <table:table-cell table:style-name="ce7" table:formula="of:=[.E34]+0.85" office:value-type="currency" office:currency="USD" office:value="32.44">
            <text:p>$32.44</text:p>
          </table:table-cell>
          <table:table-cell table:style-name="ce7" table:formula="of:=[.F34]+0.74" office:value-type="currency" office:currency="USD" office:value="32.17">
            <text:p>$32.17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B</text:p>
          </table:table-cell>
          <table:table-cell table:formula="of:=[.E35]-[.F35]" office:value-type="currency" office:currency="USD" office:value="0.27000000000001">
            <text:p>$0.27</text:p>
          </table:table-cell>
          <table:table-cell table:style-name="ce7" office:value-type="currency" office:currency="USD" office:value="0">
            <text:p>$0.00</text:p>
          </table:table-cell>
          <table:table-cell table:formula="of:=[.G35]-[.F35]" office:value-type="currency" office:currency="USD" office:value="4.82000000000001">
            <text:p>$4.8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8">
            <text:p>28</text:p>
          </table:table-cell>
          <table:table-cell table:style-name="ce7" table:formula="of:=[.E35]+0.85" office:value-type="currency" office:currency="USD" office:value="33.29">
            <text:p>$33.29</text:p>
          </table:table-cell>
          <table:table-cell table:style-name="ce7" table:formula="of:=[.F35]+0.74" office:value-type="currency" office:currency="USD" office:value="32.91">
            <text:p>$32.91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B</text:p>
          </table:table-cell>
          <table:table-cell table:formula="of:=[.E36]-[.F36]" office:value-type="currency" office:currency="USD" office:value="0.38000000000001">
            <text:p>$0.38</text:p>
          </table:table-cell>
          <table:table-cell table:style-name="ce7" office:value-type="currency" office:currency="USD" office:value="0">
            <text:p>$0.00</text:p>
          </table:table-cell>
          <table:table-cell table:formula="of:=[.G36]-[.F36]" office:value-type="currency" office:currency="USD" office:value="4.08000000000001">
            <text:p>$4.0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9">
            <text:p>29</text:p>
          </table:table-cell>
          <table:table-cell table:style-name="ce7" table:formula="of:=[.E36]+0.85" office:value-type="currency" office:currency="USD" office:value="34.14">
            <text:p>$34.14</text:p>
          </table:table-cell>
          <table:table-cell table:style-name="ce7" table:formula="of:=[.F36]+0.74" office:value-type="currency" office:currency="USD" office:value="33.65">
            <text:p>$33.65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B</text:p>
          </table:table-cell>
          <table:table-cell table:formula="of:=[.E37]-[.F37]" office:value-type="currency" office:currency="USD" office:value="0.490000000000009">
            <text:p>$0.49</text:p>
          </table:table-cell>
          <table:table-cell table:style-name="ce7" office:value-type="currency" office:currency="USD" office:value="0">
            <text:p>$0.00</text:p>
          </table:table-cell>
          <table:table-cell table:formula="of:=[.G37]-[.F37]" office:value-type="currency" office:currency="USD" office:value="3.34000000000001">
            <text:p>$3.3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table:style-name="ce7" table:formula="of:=[.E37]+0.85" office:value-type="currency" office:currency="USD" office:value="34.99">
            <text:p>$34.99</text:p>
          </table:table-cell>
          <table:table-cell table:style-name="ce7" table:formula="of:=[.F37]+0.74" office:value-type="currency" office:currency="USD" office:value="34.39">
            <text:p>$34.39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B</text:p>
          </table:table-cell>
          <table:table-cell table:formula="of:=[.E38]-[.F38]" office:value-type="currency" office:currency="USD" office:value="0.600000000000009">
            <text:p>$0.60</text:p>
          </table:table-cell>
          <table:table-cell table:style-name="ce7" office:value-type="currency" office:currency="USD" office:value="0">
            <text:p>$0.00</text:p>
          </table:table-cell>
          <table:table-cell table:formula="of:=[.G38]-[.F38]" office:value-type="currency" office:currency="USD" office:value="2.60000000000001">
            <text:p>$2.6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31">
            <text:p>31</text:p>
          </table:table-cell>
          <table:table-cell table:style-name="ce7" table:formula="of:=[.E38]+0.85" office:value-type="currency" office:currency="USD" office:value="35.84">
            <text:p>$35.84</text:p>
          </table:table-cell>
          <table:table-cell table:style-name="ce7" table:formula="of:=[.F38]+0.64" office:value-type="currency" office:currency="USD" office:value="35.03">
            <text:p>$35.03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B</text:p>
          </table:table-cell>
          <table:table-cell table:formula="of:=[.E39]-[.F39]" office:value-type="currency" office:currency="USD" office:value="0.810000000000009">
            <text:p>$0.81</text:p>
          </table:table-cell>
          <table:table-cell table:style-name="ce7" office:value-type="currency" office:currency="USD" office:value="0">
            <text:p>$0.00</text:p>
          </table:table-cell>
          <table:table-cell table:formula="of:=[.G39]-[.F39]" office:value-type="currency" office:currency="USD" office:value="1.96000000000001">
            <text:p>$1.9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32">
            <text:p>32</text:p>
          </table:table-cell>
          <table:table-cell table:style-name="ce7" table:formula="of:=[.E39]+0.85" office:value-type="currency" office:currency="USD" office:value="36.69">
            <text:p>$36.69</text:p>
          </table:table-cell>
          <table:table-cell table:style-name="ce7" table:formula="of:=[.F39]+0.64" office:value-type="currency" office:currency="USD" office:value="35.67">
            <text:p>$35.67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B</text:p>
          </table:table-cell>
          <table:table-cell table:formula="of:=[.E40]-[.F40]" office:value-type="currency" office:currency="USD" office:value="1.02000000000001">
            <text:p>$1.02</text:p>
          </table:table-cell>
          <table:table-cell table:style-name="ce7" office:value-type="currency" office:currency="USD" office:value="0">
            <text:p>$0.00</text:p>
          </table:table-cell>
          <table:table-cell table:formula="of:=[.G40]-[.F40]" office:value-type="currency" office:currency="USD" office:value="1.32000000000001">
            <text:p>$1.3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33">
            <text:p>33</text:p>
          </table:table-cell>
          <table:table-cell table:style-name="ce7" table:formula="of:=[.E40]+0.85" office:value-type="currency" office:currency="USD" office:value="37.54">
            <text:p>$37.54</text:p>
          </table:table-cell>
          <table:table-cell table:style-name="ce7" table:formula="of:=[.F40]+0.64" office:value-type="currency" office:currency="USD" office:value="36.31">
            <text:p>$36.31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B</text:p>
          </table:table-cell>
          <table:table-cell table:formula="of:=[.E41]-[.F41]" office:value-type="currency" office:currency="USD" office:value="1.23000000000001">
            <text:p>$1.23</text:p>
          </table:table-cell>
          <table:table-cell table:style-name="ce7" office:value-type="currency" office:currency="USD" office:value="0">
            <text:p>$0.00</text:p>
          </table:table-cell>
          <table:table-cell table:formula="of:=[.G41]-[.F41]" office:value-type="currency" office:currency="USD" office:value="0.680000000000007">
            <text:p>$0.6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34">
            <text:p>34</text:p>
          </table:table-cell>
          <table:table-cell table:style-name="ce7" table:formula="of:=[.E41]+0.85" office:value-type="currency" office:currency="USD" office:value="38.39">
            <text:p>$38.39</text:p>
          </table:table-cell>
          <table:table-cell table:style-name="ce7" table:formula="of:=[.F41]+0.64" office:value-type="currency" office:currency="USD" office:value="36.95">
            <text:p>$36.95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B</text:p>
          </table:table-cell>
          <table:table-cell table:formula="of:=[.E42]-[.F42]" office:value-type="currency" office:currency="USD" office:value="1.44000000000001">
            <text:p>$1.44</text:p>
          </table:table-cell>
          <table:table-cell table:style-name="ce7" office:value-type="currency" office:currency="USD" office:value="0">
            <text:p>$0.00</text:p>
          </table:table-cell>
          <table:table-cell table:formula="of:=[.G42]-[.F42]" office:value-type="currency" office:currency="USD" office:value="0.0400000000000063">
            <text:p>$0.0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table:style-name="ce7" table:formula="of:=[.E42]+0.85" office:value-type="currency" office:currency="USD" office:value="39.24">
            <text:p>$39.24</text:p>
          </table:table-cell>
          <table:table-cell table:style-name="ce7" table:formula="of:=[.F42]+0.64" office:value-type="currency" office:currency="USD" office:value="37.59">
            <text:p>$37.59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C</text:p>
          </table:table-cell>
          <table:table-cell table:formula="of:=[.E43]-[.G43]" office:value-type="currency" office:currency="USD" office:value="2.25000000000001">
            <text:p>$2.25</text:p>
          </table:table-cell>
          <table:table-cell table:formula="of:=[.F43]-[.G43]" office:value-type="currency" office:currency="USD" office:value="0.599999999999994">
            <text:p>$0.60</text:p>
          </table:table-cell>
          <table:table-cell table:style-name="ce7" office:value-type="currency" office:currency="USD" office:value="0">
            <text:p>$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36">
            <text:p>36</text:p>
          </table:table-cell>
          <table:table-cell table:style-name="ce7" table:formula="of:=[.E43]+0.85" office:value-type="currency" office:currency="USD" office:value="40.09">
            <text:p>$40.09</text:p>
          </table:table-cell>
          <table:table-cell table:style-name="ce7" table:formula="of:=[.F43]+0.64" office:value-type="currency" office:currency="USD" office:value="38.23">
            <text:p>$38.23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C</text:p>
          </table:table-cell>
          <table:table-cell table:formula="of:=[.E44]-[.G44]" office:value-type="currency" office:currency="USD" office:value="3.10000000000001">
            <text:p>$3.10</text:p>
          </table:table-cell>
          <table:table-cell table:formula="of:=[.F44]-[.G44]" office:value-type="currency" office:currency="USD" office:value="1.24">
            <text:p>$1.24</text:p>
          </table:table-cell>
          <table:table-cell table:style-name="ce7" office:value-type="currency" office:currency="USD" office:value="0">
            <text:p>$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37">
            <text:p>37</text:p>
          </table:table-cell>
          <table:table-cell table:style-name="ce7" table:formula="of:=[.E44]+0.85" office:value-type="currency" office:currency="USD" office:value="40.94">
            <text:p>$40.94</text:p>
          </table:table-cell>
          <table:table-cell table:style-name="ce7" table:formula="of:=[.F44]+0.64" office:value-type="currency" office:currency="USD" office:value="38.87">
            <text:p>$38.87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C</text:p>
          </table:table-cell>
          <table:table-cell table:formula="of:=[.E45]-[.G45]" office:value-type="currency" office:currency="USD" office:value="3.95000000000001">
            <text:p>$3.95</text:p>
          </table:table-cell>
          <table:table-cell table:formula="of:=[.F45]-[.G45]" office:value-type="currency" office:currency="USD" office:value="1.88">
            <text:p>$1.88</text:p>
          </table:table-cell>
          <table:table-cell table:style-name="ce7" office:value-type="currency" office:currency="USD" office:value="0">
            <text:p>$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38">
            <text:p>38</text:p>
          </table:table-cell>
          <table:table-cell table:style-name="ce7" table:formula="of:=[.E45]+0.85" office:value-type="currency" office:currency="USD" office:value="41.79">
            <text:p>$41.79</text:p>
          </table:table-cell>
          <table:table-cell table:style-name="ce7" table:formula="of:=[.F45]+0.64" office:value-type="currency" office:currency="USD" office:value="39.51">
            <text:p>$39.51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C</text:p>
          </table:table-cell>
          <table:table-cell table:formula="of:=[.E46]-[.G46]" office:value-type="currency" office:currency="USD" office:value="4.80000000000001">
            <text:p>$4.80</text:p>
          </table:table-cell>
          <table:table-cell table:formula="of:=[.F46]-[.G46]" office:value-type="currency" office:currency="USD" office:value="2.52">
            <text:p>$2.52</text:p>
          </table:table-cell>
          <table:table-cell table:style-name="ce7" office:value-type="currency" office:currency="USD" office:value="0">
            <text:p>$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39">
            <text:p>39</text:p>
          </table:table-cell>
          <table:table-cell table:style-name="ce7" table:formula="of:=[.E46]+0.85" office:value-type="currency" office:currency="USD" office:value="42.64">
            <text:p>$42.64</text:p>
          </table:table-cell>
          <table:table-cell table:style-name="ce7" table:formula="of:=[.F46]+0.64" office:value-type="currency" office:currency="USD" office:value="40.15">
            <text:p>$40.15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C</text:p>
          </table:table-cell>
          <table:table-cell table:formula="of:=[.E47]-[.G47]" office:value-type="currency" office:currency="USD" office:value="5.65000000000001">
            <text:p>$5.65</text:p>
          </table:table-cell>
          <table:table-cell table:formula="of:=[.F47]-[.G47]" office:value-type="currency" office:currency="USD" office:value="3.16">
            <text:p>$3.16</text:p>
          </table:table-cell>
          <table:table-cell table:style-name="ce7" office:value-type="currency" office:currency="USD" office:value="0">
            <text:p>$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table:style-name="ce7" table:formula="of:=[.E47]+0.85" office:value-type="currency" office:currency="USD" office:value="43.49">
            <text:p>$43.49</text:p>
          </table:table-cell>
          <table:table-cell table:style-name="ce7" table:formula="of:=[.F47]+0.64" office:value-type="currency" office:currency="USD" office:value="40.79">
            <text:p>$40.79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C</text:p>
          </table:table-cell>
          <table:table-cell table:formula="of:=[.E48]-[.G48]" office:value-type="currency" office:currency="USD" office:value="6.50000000000001">
            <text:p>$6.50</text:p>
          </table:table-cell>
          <table:table-cell table:formula="of:=[.F48]-[.G48]" office:value-type="currency" office:currency="USD" office:value="3.8">
            <text:p>$3.80</text:p>
          </table:table-cell>
          <table:table-cell table:style-name="ce7" office:value-type="currency" office:currency="USD" office:value="0">
            <text:p>$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41">
            <text:p>41</text:p>
          </table:table-cell>
          <table:table-cell table:style-name="ce7" table:formula="of:=[.E48]+0.85" office:value-type="currency" office:currency="USD" office:value="44.34">
            <text:p>$44.34</text:p>
          </table:table-cell>
          <table:table-cell table:style-name="ce7" table:formula="of:=[.F48]+0.64" office:value-type="currency" office:currency="USD" office:value="41.43">
            <text:p>$41.43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C</text:p>
          </table:table-cell>
          <table:table-cell table:formula="of:=[.E49]-[.G49]" office:value-type="currency" office:currency="USD" office:value="7.35000000000002">
            <text:p>$7.35</text:p>
          </table:table-cell>
          <table:table-cell table:formula="of:=[.F49]-[.G49]" office:value-type="currency" office:currency="USD" office:value="4.44">
            <text:p>$4.44</text:p>
          </table:table-cell>
          <table:table-cell table:style-name="ce7" office:value-type="currency" office:currency="USD" office:value="0">
            <text:p>$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42">
            <text:p>42</text:p>
          </table:table-cell>
          <table:table-cell table:style-name="ce7" table:formula="of:=[.E49]+0.85" office:value-type="currency" office:currency="USD" office:value="45.19">
            <text:p>$45.19</text:p>
          </table:table-cell>
          <table:table-cell table:style-name="ce7" table:formula="of:=[.F49]+0.64" office:value-type="currency" office:currency="USD" office:value="42.07">
            <text:p>$42.07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C</text:p>
          </table:table-cell>
          <table:table-cell table:formula="of:=[.E50]-[.G50]" office:value-type="currency" office:currency="USD" office:value="8.20000000000002">
            <text:p>$8.20</text:p>
          </table:table-cell>
          <table:table-cell table:formula="of:=[.F50]-[.G50]" office:value-type="currency" office:currency="USD" office:value="5.08">
            <text:p>$5.08</text:p>
          </table:table-cell>
          <table:table-cell table:style-name="ce7" office:value-type="currency" office:currency="USD" office:value="0">
            <text:p>$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43">
            <text:p>43</text:p>
          </table:table-cell>
          <table:table-cell table:style-name="ce7" table:formula="of:=[.E50]+0.85" office:value-type="currency" office:currency="USD" office:value="46.04">
            <text:p>$46.04</text:p>
          </table:table-cell>
          <table:table-cell table:style-name="ce7" table:formula="of:=[.F50]+0.64" office:value-type="currency" office:currency="USD" office:value="42.71">
            <text:p>$42.71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C</text:p>
          </table:table-cell>
          <table:table-cell table:formula="of:=[.E51]-[.G51]" office:value-type="currency" office:currency="USD" office:value="9.05000000000002">
            <text:p>$9.05</text:p>
          </table:table-cell>
          <table:table-cell table:formula="of:=[.F51]-[.G51]" office:value-type="currency" office:currency="USD" office:value="5.72">
            <text:p>$5.72</text:p>
          </table:table-cell>
          <table:table-cell table:style-name="ce7" office:value-type="currency" office:currency="USD" office:value="0">
            <text:p>$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44">
            <text:p>44</text:p>
          </table:table-cell>
          <table:table-cell table:style-name="ce7" table:formula="of:=[.E51]+0.85" office:value-type="currency" office:currency="USD" office:value="46.89">
            <text:p>$46.89</text:p>
          </table:table-cell>
          <table:table-cell table:style-name="ce7" table:formula="of:=[.F51]+0.64" office:value-type="currency" office:currency="USD" office:value="43.35">
            <text:p>$43.35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C</text:p>
          </table:table-cell>
          <table:table-cell table:formula="of:=[.E52]-[.G52]" office:value-type="currency" office:currency="USD" office:value="9.90000000000002">
            <text:p>$9.90</text:p>
          </table:table-cell>
          <table:table-cell table:formula="of:=[.F52]-[.G52]" office:value-type="currency" office:currency="USD" office:value="6.36">
            <text:p>$6.36</text:p>
          </table:table-cell>
          <table:table-cell table:style-name="ce7" office:value-type="currency" office:currency="USD" office:value="0">
            <text:p>$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table:style-name="ce7" table:formula="of:=[.E52]+0.85" office:value-type="currency" office:currency="USD" office:value="47.74">
            <text:p>$47.74</text:p>
          </table:table-cell>
          <table:table-cell table:style-name="ce7" table:formula="of:=[.F52]+0.64" office:value-type="currency" office:currency="USD" office:value="43.99">
            <text:p>$43.99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C</text:p>
          </table:table-cell>
          <table:table-cell table:formula="of:=[.E53]-[.G53]" office:value-type="currency" office:currency="USD" office:value="10.75">
            <text:p>$10.75</text:p>
          </table:table-cell>
          <table:table-cell table:formula="of:=[.F53]-[.G53]" office:value-type="currency" office:currency="USD" office:value="7">
            <text:p>$7.00</text:p>
          </table:table-cell>
          <table:table-cell table:style-name="ce7" office:value-type="currency" office:currency="USD" office:value="0">
            <text:p>$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46">
            <text:p>46</text:p>
          </table:table-cell>
          <table:table-cell table:style-name="ce7" table:formula="of:=[.E53]+0.85" office:value-type="currency" office:currency="USD" office:value="48.59">
            <text:p>$48.59</text:p>
          </table:table-cell>
          <table:table-cell table:style-name="ce7" table:formula="of:=[.F53]+0.64" office:value-type="currency" office:currency="USD" office:value="44.63">
            <text:p>$44.63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C</text:p>
          </table:table-cell>
          <table:table-cell table:formula="of:=[.E54]-[.G54]" office:value-type="currency" office:currency="USD" office:value="11.6">
            <text:p>$11.60</text:p>
          </table:table-cell>
          <table:table-cell table:formula="of:=[.F54]-[.G54]" office:value-type="currency" office:currency="USD" office:value="7.64">
            <text:p>$7.64</text:p>
          </table:table-cell>
          <table:table-cell table:style-name="ce7" office:value-type="currency" office:currency="USD" office:value="0">
            <text:p>$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47">
            <text:p>47</text:p>
          </table:table-cell>
          <table:table-cell table:style-name="ce7" table:formula="of:=[.E54]+0.85" office:value-type="currency" office:currency="USD" office:value="49.44">
            <text:p>$49.44</text:p>
          </table:table-cell>
          <table:table-cell table:style-name="ce7" table:formula="of:=[.F54]+0.64" office:value-type="currency" office:currency="USD" office:value="45.27">
            <text:p>$45.27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C</text:p>
          </table:table-cell>
          <table:table-cell table:formula="of:=[.E55]-[.G55]" office:value-type="currency" office:currency="USD" office:value="12.45">
            <text:p>$12.45</text:p>
          </table:table-cell>
          <table:table-cell table:formula="of:=[.F55]-[.G55]" office:value-type="currency" office:currency="USD" office:value="8.28">
            <text:p>$8.28</text:p>
          </table:table-cell>
          <table:table-cell table:style-name="ce7" office:value-type="currency" office:currency="USD" office:value="0">
            <text:p>$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48">
            <text:p>48</text:p>
          </table:table-cell>
          <table:table-cell table:style-name="ce7" table:formula="of:=[.E55]+0.85" office:value-type="currency" office:currency="USD" office:value="50.29">
            <text:p>$50.29</text:p>
          </table:table-cell>
          <table:table-cell table:style-name="ce7" table:formula="of:=[.F55]+0.64" office:value-type="currency" office:currency="USD" office:value="45.91">
            <text:p>$45.91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C</text:p>
          </table:table-cell>
          <table:table-cell table:formula="of:=[.E56]-[.G56]" office:value-type="currency" office:currency="USD" office:value="13.3">
            <text:p>$13.30</text:p>
          </table:table-cell>
          <table:table-cell table:formula="of:=[.F56]-[.G56]" office:value-type="currency" office:currency="USD" office:value="8.92">
            <text:p>$8.92</text:p>
          </table:table-cell>
          <table:table-cell table:style-name="ce7" office:value-type="currency" office:currency="USD" office:value="0">
            <text:p>$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49">
            <text:p>49</text:p>
          </table:table-cell>
          <table:table-cell table:style-name="ce7" table:formula="of:=[.E56]+0.85" office:value-type="currency" office:currency="USD" office:value="51.14">
            <text:p>$51.14</text:p>
          </table:table-cell>
          <table:table-cell table:style-name="ce7" table:formula="of:=[.F56]+0.64" office:value-type="currency" office:currency="USD" office:value="46.55">
            <text:p>$46.55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C</text:p>
          </table:table-cell>
          <table:table-cell table:formula="of:=[.E57]-[.G57]" office:value-type="currency" office:currency="USD" office:value="14.15">
            <text:p>$14.15</text:p>
          </table:table-cell>
          <table:table-cell table:formula="of:=[.F57]-[.G57]" office:value-type="currency" office:currency="USD" office:value="9.56">
            <text:p>$9.56</text:p>
          </table:table-cell>
          <table:table-cell table:style-name="ce7" office:value-type="currency" office:currency="USD" office:value="0">
            <text:p>$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table:style-name="ce7" table:formula="of:=[.E57]+0.85" office:value-type="currency" office:currency="USD" office:value="51.99">
            <text:p>$51.99</text:p>
          </table:table-cell>
          <table:table-cell table:style-name="ce7" table:formula="of:=[.F57]+0.64" office:value-type="currency" office:currency="USD" office:value="47.19">
            <text:p>$47.19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C</text:p>
          </table:table-cell>
          <table:table-cell table:formula="of:=[.E58]-[.G58]" office:value-type="currency" office:currency="USD" office:value="15">
            <text:p>$15.00</text:p>
          </table:table-cell>
          <table:table-cell table:formula="of:=[.F58]-[.G58]" office:value-type="currency" office:currency="USD" office:value="10.2">
            <text:p>$10.20</text:p>
          </table:table-cell>
          <table:table-cell table:style-name="ce7" office:value-type="currency" office:currency="USD" office:value="0">
            <text:p>$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51">
            <text:p>51</text:p>
          </table:table-cell>
          <table:table-cell table:style-name="ce7" table:formula="of:=[.E58]+0.85" office:value-type="currency" office:currency="USD" office:value="52.84">
            <text:p>$52.84</text:p>
          </table:table-cell>
          <table:table-cell table:style-name="ce7" table:formula="of:=[.F58]+0.64" office:value-type="currency" office:currency="USD" office:value="47.83">
            <text:p>$47.83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C</text:p>
          </table:table-cell>
          <table:table-cell table:formula="of:=[.E59]-[.G59]" office:value-type="currency" office:currency="USD" office:value="15.85">
            <text:p>$15.85</text:p>
          </table:table-cell>
          <table:table-cell table:formula="of:=[.F59]-[.G59]" office:value-type="currency" office:currency="USD" office:value="10.84">
            <text:p>$10.84</text:p>
          </table:table-cell>
          <table:table-cell table:style-name="ce7" office:value-type="currency" office:currency="USD" office:value="0">
            <text:p>$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52">
            <text:p>52</text:p>
          </table:table-cell>
          <table:table-cell table:style-name="ce7" table:formula="of:=[.E59]+0.85" office:value-type="currency" office:currency="USD" office:value="53.69">
            <text:p>$53.69</text:p>
          </table:table-cell>
          <table:table-cell table:style-name="ce7" table:formula="of:=[.F59]+0.64" office:value-type="currency" office:currency="USD" office:value="48.47">
            <text:p>$48.47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C</text:p>
          </table:table-cell>
          <table:table-cell table:formula="of:=[.E60]-[.G60]" office:value-type="currency" office:currency="USD" office:value="16.7">
            <text:p>$16.70</text:p>
          </table:table-cell>
          <table:table-cell table:formula="of:=[.F60]-[.G60]" office:value-type="currency" office:currency="USD" office:value="11.48">
            <text:p>$11.48</text:p>
          </table:table-cell>
          <table:table-cell table:style-name="ce7" office:value-type="currency" office:currency="USD" office:value="0">
            <text:p>$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53">
            <text:p>53</text:p>
          </table:table-cell>
          <table:table-cell table:style-name="ce7" table:formula="of:=[.E60]+0.85" office:value-type="currency" office:currency="USD" office:value="54.54">
            <text:p>$54.54</text:p>
          </table:table-cell>
          <table:table-cell table:style-name="ce7" table:formula="of:=[.F60]+0.64" office:value-type="currency" office:currency="USD" office:value="49.11">
            <text:p>$49.11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C</text:p>
          </table:table-cell>
          <table:table-cell table:formula="of:=[.E61]-[.G61]" office:value-type="currency" office:currency="USD" office:value="17.55">
            <text:p>$17.55</text:p>
          </table:table-cell>
          <table:table-cell table:formula="of:=[.F61]-[.G61]" office:value-type="currency" office:currency="USD" office:value="12.12">
            <text:p>$12.12</text:p>
          </table:table-cell>
          <table:table-cell table:style-name="ce7" office:value-type="currency" office:currency="USD" office:value="0">
            <text:p>$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54">
            <text:p>54</text:p>
          </table:table-cell>
          <table:table-cell table:style-name="ce7" table:formula="of:=[.E61]+0.85" office:value-type="currency" office:currency="USD" office:value="55.39">
            <text:p>$55.39</text:p>
          </table:table-cell>
          <table:table-cell table:style-name="ce7" table:formula="of:=[.F61]+0.64" office:value-type="currency" office:currency="USD" office:value="49.75">
            <text:p>$49.75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C</text:p>
          </table:table-cell>
          <table:table-cell table:formula="of:=[.E62]-[.G62]" office:value-type="currency" office:currency="USD" office:value="18.4">
            <text:p>$18.40</text:p>
          </table:table-cell>
          <table:table-cell table:formula="of:=[.F62]-[.G62]" office:value-type="currency" office:currency="USD" office:value="12.76">
            <text:p>$12.76</text:p>
          </table:table-cell>
          <table:table-cell table:style-name="ce7" office:value-type="currency" office:currency="USD" office:value="0">
            <text:p>$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table:style-name="ce7" table:formula="of:=[.E62]+0.85" office:value-type="currency" office:currency="USD" office:value="56.24">
            <text:p>$56.24</text:p>
          </table:table-cell>
          <table:table-cell table:style-name="ce7" table:formula="of:=[.F62]+0.64" office:value-type="currency" office:currency="USD" office:value="50.39">
            <text:p>$50.39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C</text:p>
          </table:table-cell>
          <table:table-cell table:formula="of:=[.E63]-[.G63]" office:value-type="currency" office:currency="USD" office:value="19.25">
            <text:p>$19.25</text:p>
          </table:table-cell>
          <table:table-cell table:formula="of:=[.F63]-[.G63]" office:value-type="currency" office:currency="USD" office:value="13.4">
            <text:p>$13.40</text:p>
          </table:table-cell>
          <table:table-cell table:style-name="ce7" office:value-type="currency" office:currency="USD" office:value="0">
            <text:p>$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56">
            <text:p>56</text:p>
          </table:table-cell>
          <table:table-cell table:style-name="ce7" table:formula="of:=[.E63]+0.85" office:value-type="currency" office:currency="USD" office:value="57.09">
            <text:p>$57.09</text:p>
          </table:table-cell>
          <table:table-cell table:style-name="ce7" table:formula="of:=[.F63]+0.64" office:value-type="currency" office:currency="USD" office:value="51.03">
            <text:p>$51.03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C</text:p>
          </table:table-cell>
          <table:table-cell table:formula="of:=[.E64]-[.G64]" office:value-type="currency" office:currency="USD" office:value="20.1">
            <text:p>$20.10</text:p>
          </table:table-cell>
          <table:table-cell table:formula="of:=[.F64]-[.G64]" office:value-type="currency" office:currency="USD" office:value="14.04">
            <text:p>$14.04</text:p>
          </table:table-cell>
          <table:table-cell table:style-name="ce7" office:value-type="currency" office:currency="USD" office:value="0">
            <text:p>$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57">
            <text:p>57</text:p>
          </table:table-cell>
          <table:table-cell table:style-name="ce7" table:formula="of:=[.E64]+0.85" office:value-type="currency" office:currency="USD" office:value="57.94">
            <text:p>$57.94</text:p>
          </table:table-cell>
          <table:table-cell table:style-name="ce7" table:formula="of:=[.F64]+0.64" office:value-type="currency" office:currency="USD" office:value="51.67">
            <text:p>$51.67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C</text:p>
          </table:table-cell>
          <table:table-cell table:formula="of:=[.E65]-[.G65]" office:value-type="currency" office:currency="USD" office:value="20.95">
            <text:p>$20.95</text:p>
          </table:table-cell>
          <table:table-cell table:formula="of:=[.F65]-[.G65]" office:value-type="currency" office:currency="USD" office:value="14.68">
            <text:p>$14.68</text:p>
          </table:table-cell>
          <table:table-cell table:style-name="ce7" office:value-type="currency" office:currency="USD" office:value="0">
            <text:p>$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58">
            <text:p>58</text:p>
          </table:table-cell>
          <table:table-cell table:style-name="ce7" table:formula="of:=[.E65]+0.85" office:value-type="currency" office:currency="USD" office:value="58.79">
            <text:p>$58.79</text:p>
          </table:table-cell>
          <table:table-cell table:style-name="ce7" table:formula="of:=[.F65]+0.64" office:value-type="currency" office:currency="USD" office:value="52.31">
            <text:p>$52.31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C</text:p>
          </table:table-cell>
          <table:table-cell table:formula="of:=[.E66]-[.G66]" office:value-type="currency" office:currency="USD" office:value="21.8">
            <text:p>$21.80</text:p>
          </table:table-cell>
          <table:table-cell table:formula="of:=[.F66]-[.G66]" office:value-type="currency" office:currency="USD" office:value="15.32">
            <text:p>$15.32</text:p>
          </table:table-cell>
          <table:table-cell table:style-name="ce7" office:value-type="currency" office:currency="USD" office:value="0">
            <text:p>$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59">
            <text:p>59</text:p>
          </table:table-cell>
          <table:table-cell table:style-name="ce7" table:formula="of:=[.E66]+0.85" office:value-type="currency" office:currency="USD" office:value="59.64">
            <text:p>$59.64</text:p>
          </table:table-cell>
          <table:table-cell table:style-name="ce7" table:formula="of:=[.F66]+0.64" office:value-type="currency" office:currency="USD" office:value="52.95">
            <text:p>$52.95</text:p>
          </table:table-cell>
          <table:table-cell table:style-name="ce7" office:value-type="currency" office:currency="USD" office:value="36.99">
            <text:p>$36.99</text:p>
          </table:table-cell>
          <table:table-cell office:value-type="string">
            <text:p>C</text:p>
          </table:table-cell>
          <table:table-cell table:formula="of:=[.E67]-[.G67]" office:value-type="currency" office:currency="USD" office:value="22.65">
            <text:p>$22.65</text:p>
          </table:table-cell>
          <table:table-cell table:formula="of:=[.F67]-[.G67]" office:value-type="currency" office:currency="USD" office:value="15.96">
            <text:p>$15.96</text:p>
          </table:table-cell>
          <table:table-cell table:style-name="ce7" office:value-type="currency" office:currency="USD" office:value="0">
            <text:p>$0.00</text:p>
          </table:table-cell>
          <table:table-cell table:number-columns-repeated="101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quence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10"/>
        <table:table-column table:style-name="co1" table:number-columns-repeated="2" table:default-cell-style-name="ce11"/>
        <table:table-column table:style-name="co1" table:number-columns-repeated="1015" table:default-cell-style-name="Default"/>
        <table:table-row table:style-name="ro1" table:number-rows-repeated="2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3">
          <table:table-cell table:style-name="ce2" table:number-columns-repeated="4"/>
          <table:table-cell table:style-name="ce9" office:value-type="string">
            <text:p>Sequence from the Midterm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office:value-type="string">
            <text:p><text:s/>= X</text:p>
          </table:table-cell>
          <table:table-cell table:style-name="ce2" table:number-columns-repeated="1018"/>
        </table:table-row>
        <table:table-row table:style-name="ro1" table:number-rows-repeated="2">
          <table:table-cell table:style-name="ce2" table:number-columns-repeated="1024"/>
        </table:table-row>
        <table:table-row table:style-name="ro1">
          <table:table-cell table:style-name="ce2" table:number-columns-repeated="3"/>
          <table:table-cell table:style-name="ce2" office:value-type="string">
            <text:p>Count</text:p>
          </table:table-cell>
          <table:table-cell table:style-name="ce2" office:value-type="string">
            <text:p>Factorial</text:p>
          </table:table-cell>
          <table:table-cell table:style-name="ce2" office:value-type="string">
            <text:p>x^Count</text:p>
          </table:table-cell>
          <table:table-cell table:style-name="ce2" office:value-type="string">
            <text:p>Term</text:p>
          </table:table-cell>
          <table:table-cell table:style-name="ce2" office:value-type="string">
            <text:p>Term Value</text:p>
          </table:table-cell>
          <table:table-cell table:style-name="ce2" office:value-type="string">
            <text:p>Sum</text:p>
          </table:table-cell>
          <table:table-cell table:style-name="ce2" table:number-columns-repeated="1015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formula="of:=[.E5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F9]" office:value-type="float" office:value="1">
            <text:p>1.000000</text:p>
          </table:table-cell>
          <table:table-cell table:formula="of:=[.H9]" office:value-type="float" office:value="1">
            <text:p>1.0000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formula="of:=[.E9]*[.D10]" office:value-type="float" office:value="2">
            <text:p>2</text:p>
          </table:table-cell>
          <table:table-cell table:formula="of:=[.F9]*[.$E$5]" office:value-type="float" office:value="1">
            <text:p>1</text:p>
          </table:table-cell>
          <table:table-cell table:formula="of:=[.G9]+0.5" office:value-type="float" office:value="1.5">
            <text:p>2</text:p>
          </table:table-cell>
          <table:table-cell/>
          <table:table-cell table:formula="of:=[.H10]+[.I9]" office:value-type="float" office:value="1">
            <text:p>1.0000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formula="of:=[.E10]*[.D11]" office:value-type="float" office:value="6">
            <text:p>6</text:p>
          </table:table-cell>
          <table:table-cell table:formula="of:=[.F10]*[.$E$5]" office:value-type="float" office:value="1">
            <text:p>1</text:p>
          </table:table-cell>
          <table:table-cell table:formula="of:=[.G10]+0.5" office:value-type="float" office:value="2">
            <text:p>2</text:p>
          </table:table-cell>
          <table:table-cell table:formula="of:=-[.F11]/[.E11]" office:value-type="float" office:value="-0.166666666666667">
            <text:p>-0.166667</text:p>
          </table:table-cell>
          <table:table-cell table:formula="of:=[.H11]+[.I10]" office:value-type="float" office:value="0.833333333333333">
            <text:p>0.8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formula="of:=[.E11]*[.D12]" office:value-type="float" office:value="24">
            <text:p>24</text:p>
          </table:table-cell>
          <table:table-cell table:formula="of:=[.F11]*[.$E$5]" office:value-type="float" office:value="1">
            <text:p>1</text:p>
          </table:table-cell>
          <table:table-cell table:formula="of:=[.G11]+0.5" office:value-type="float" office:value="2.5">
            <text:p>3</text:p>
          </table:table-cell>
          <table:table-cell/>
          <table:table-cell table:formula="of:=[.H12]+[.I11]" office:value-type="float" office:value="0.833333333333333">
            <text:p>0.8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formula="of:=[.E12]*[.D13]" office:value-type="float" office:value="120">
            <text:p>120</text:p>
          </table:table-cell>
          <table:table-cell table:formula="of:=[.F12]*[.$E$5]" office:value-type="float" office:value="1">
            <text:p>1</text:p>
          </table:table-cell>
          <table:table-cell table:formula="of:=[.G12]+0.5" office:value-type="float" office:value="3">
            <text:p>3</text:p>
          </table:table-cell>
          <table:table-cell table:formula="of:=[.F13]/[.E13]" office:value-type="float" office:value="0.00833333333333333">
            <text:p>0.008333</text:p>
          </table:table-cell>
          <table:table-cell table:formula="of:=[.H13]+[.I12]" office:value-type="float" office:value="0.841666666666667">
            <text:p>0.841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formula="of:=[.E13]*[.D14]" office:value-type="float" office:value="720">
            <text:p>720</text:p>
          </table:table-cell>
          <table:table-cell table:formula="of:=[.F13]*[.$E$5]" office:value-type="float" office:value="1">
            <text:p>1</text:p>
          </table:table-cell>
          <table:table-cell table:formula="of:=[.G13]+0.5" office:value-type="float" office:value="3.5">
            <text:p>4</text:p>
          </table:table-cell>
          <table:table-cell/>
          <table:table-cell table:formula="of:=[.H14]+[.I13]" office:value-type="float" office:value="0.841666666666667">
            <text:p>0.841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formula="of:=[.E14]*[.D15]" office:value-type="float" office:value="5040">
            <text:p>5040</text:p>
          </table:table-cell>
          <table:table-cell table:formula="of:=[.F14]*[.$E$5]" office:value-type="float" office:value="1">
            <text:p>1</text:p>
          </table:table-cell>
          <table:table-cell table:formula="of:=[.G14]+0.5" office:value-type="float" office:value="4">
            <text:p>4</text:p>
          </table:table-cell>
          <table:table-cell table:formula="of:=-[.F15]/[.E15]" office:value-type="float" office:value="-0.000198412698412698">
            <text:p>-0.000198</text:p>
          </table:table-cell>
          <table:table-cell table:formula="of:=[.H15]+[.I14]" office:value-type="float" office:value="0.841468253968254">
            <text:p>0.84146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formula="of:=[.E15]*[.D16]" office:value-type="float" office:value="40320">
            <text:p>40320</text:p>
          </table:table-cell>
          <table:table-cell table:formula="of:=[.F15]*[.$E$5]" office:value-type="float" office:value="1">
            <text:p>1</text:p>
          </table:table-cell>
          <table:table-cell table:formula="of:=[.G15]+0.5" office:value-type="float" office:value="4.5">
            <text:p>5</text:p>
          </table:table-cell>
          <table:table-cell/>
          <table:table-cell table:formula="of:=[.H16]+[.I15]" office:value-type="float" office:value="0.841468253968254">
            <text:p>0.84146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formula="of:=[.E16]*[.D17]" office:value-type="float" office:value="362880">
            <text:p>362880</text:p>
          </table:table-cell>
          <table:table-cell table:formula="of:=[.F16]*[.$E$5]" office:value-type="float" office:value="1">
            <text:p>1</text:p>
          </table:table-cell>
          <table:table-cell table:formula="of:=[.G16]+0.5" office:value-type="float" office:value="5">
            <text:p>5</text:p>
          </table:table-cell>
          <table:table-cell table:formula="of:=[.F17]/[.E17]" office:value-type="float" office:value="0.00000275573192239859">
            <text:p>0.000003</text:p>
          </table:table-cell>
          <table:table-cell table:formula="of:=[.H17]+[.I16]" office:value-type="float" office:value="0.841471009700176">
            <text:p>0.84147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formula="of:=[.E17]*[.D18]" office:value-type="float" office:value="3628800">
            <text:p>3628800</text:p>
          </table:table-cell>
          <table:table-cell table:formula="of:=[.F17]*[.$E$5]" office:value-type="float" office:value="1">
            <text:p>1</text:p>
          </table:table-cell>
          <table:table-cell table:formula="of:=[.G17]+0.5" office:value-type="float" office:value="5.5">
            <text:p>6</text:p>
          </table:table-cell>
          <table:table-cell/>
          <table:table-cell table:formula="of:=[.H18]+[.I17]" office:value-type="float" office:value="0.841471009700176">
            <text:p>0.84147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formula="of:=[.E18]*[.D19]" office:value-type="float" office:value="39916800">
            <text:p>39916800</text:p>
          </table:table-cell>
          <table:table-cell table:formula="of:=[.F18]*[.$E$5]" office:value-type="float" office:value="1">
            <text:p>1</text:p>
          </table:table-cell>
          <table:table-cell table:formula="of:=[.G18]+0.5" office:value-type="float" office:value="6">
            <text:p>6</text:p>
          </table:table-cell>
          <table:table-cell table:formula="of:=-[.F19]/[.E19]" office:value-type="float" office:value="-0.0000000250521083854417">
            <text:p>0.000000</text:p>
          </table:table-cell>
          <table:table-cell table:formula="of:=[.H19]+[.I18]" office:value-type="float" office:value="0.841470984648068">
            <text:p>0.84147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formula="of:=[.E19]*[.D20]" office:value-type="float" office:value="479001600">
            <text:p>479001600</text:p>
          </table:table-cell>
          <table:table-cell table:formula="of:=[.F19]*[.$E$5]" office:value-type="float" office:value="1">
            <text:p>1</text:p>
          </table:table-cell>
          <table:table-cell table:formula="of:=[.G19]+0.5" office:value-type="float" office:value="6.5">
            <text:p>7</text:p>
          </table:table-cell>
          <table:table-cell/>
          <table:table-cell table:formula="of:=[.H20]+[.I19]" office:value-type="float" office:value="0.841470984648068">
            <text:p>0.84147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formula="of:=[.E20]*[.D21]" office:value-type="float" office:value="6227020800">
            <text:p>6227020800</text:p>
          </table:table-cell>
          <table:table-cell table:formula="of:=[.F20]*[.$E$5]" office:value-type="float" office:value="1">
            <text:p>1</text:p>
          </table:table-cell>
          <table:table-cell table:formula="of:=[.G20]+0.5" office:value-type="float" office:value="7">
            <text:p>7</text:p>
          </table:table-cell>
          <table:table-cell table:formula="of:=[.F21]/[.E21]" office:value-type="float" office:value="0.000000000160590438368216">
            <text:p>0.000000</text:p>
          </table:table-cell>
          <table:table-cell table:formula="of:=[.H21]+[.I20]" office:value-type="float" office:value="0.841470984808658">
            <text:p>0.84147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table:formula="of:=[.E21]*[.D22]" office:value-type="float" office:value="87178291200">
            <text:p>87178291200</text:p>
          </table:table-cell>
          <table:table-cell table:formula="of:=[.F21]*[.$E$5]" office:value-type="float" office:value="1">
            <text:p>1</text:p>
          </table:table-cell>
          <table:table-cell table:formula="of:=[.G21]+0.5" office:value-type="float" office:value="7.5">
            <text:p>8</text:p>
          </table:table-cell>
          <table:table-cell/>
          <table:table-cell table:formula="of:=[.H22]+[.I21]" office:value-type="float" office:value="0.841470984808658">
            <text:p>0.84147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formula="of:=[.E22]*[.D23]" office:value-type="float" office:value="1307674368000">
            <text:p>1307674368000</text:p>
          </table:table-cell>
          <table:table-cell table:formula="of:=[.F22]*[.$E$5]" office:value-type="float" office:value="1">
            <text:p>1</text:p>
          </table:table-cell>
          <table:table-cell table:formula="of:=[.G22]+0.5" office:value-type="float" office:value="8">
            <text:p>8</text:p>
          </table:table-cell>
          <table:table-cell table:formula="of:=-[.F23]/[.E23]" office:value-type="float" office:value="-0.000000000000764716373181982">
            <text:p>0.000000</text:p>
          </table:table-cell>
          <table:table-cell table:formula="of:=[.H23]+[.I22]" office:value-type="float" office:value="0.841470984807894">
            <text:p>0.84147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formula="of:=[.E23]*[.D24]" office:value-type="float" office:value="20922789888000">
            <text:p>20922789888000</text:p>
          </table:table-cell>
          <table:table-cell table:formula="of:=[.F23]*[.$E$5]" office:value-type="float" office:value="1">
            <text:p>1</text:p>
          </table:table-cell>
          <table:table-cell table:formula="of:=[.G23]+0.5" office:value-type="float" office:value="8.5">
            <text:p>9</text:p>
          </table:table-cell>
          <table:table-cell/>
          <table:table-cell table:formula="of:=[.H24]+[.I23]" office:value-type="float" office:value="0.841470984807894">
            <text:p>0.84147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formula="of:=[.E24]*[.D25]" office:value-type="float" office:value="355687428096000">
            <text:p>355687428096000</text:p>
          </table:table-cell>
          <table:table-cell table:formula="of:=[.F24]*[.$E$5]" office:value-type="float" office:value="1">
            <text:p>1</text:p>
          </table:table-cell>
          <table:table-cell table:formula="of:=[.G24]+0.5" office:value-type="float" office:value="9">
            <text:p>9</text:p>
          </table:table-cell>
          <table:table-cell table:formula="of:=[.F25]/[.E25]" office:value-type="float" office:value="2.81145725434552E-015">
            <text:p>0.000000</text:p>
          </table:table-cell>
          <table:table-cell table:formula="of:=[.H25]+[.I24]" office:value-type="float" office:value="0.841470984807896">
            <text:p>0.84147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table:formula="of:=[.E25]*[.D26]" office:value-type="float" office:value="6.402373705728E+015">
            <text:p>6402373705728000</text:p>
          </table:table-cell>
          <table:table-cell table:formula="of:=[.F25]*[.$E$5]" office:value-type="float" office:value="1">
            <text:p>1</text:p>
          </table:table-cell>
          <table:table-cell table:formula="of:=[.G25]+0.5" office:value-type="float" office:value="9.5">
            <text:p>10</text:p>
          </table:table-cell>
          <table:table-cell/>
          <table:table-cell table:formula="of:=[.H26]+[.I25]" office:value-type="float" office:value="0.841470984807896">
            <text:p>0.84147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table:formula="of:=[.E26]*[.D27]" office:value-type="float" office:value="1.21645100408832E+017">
            <text:p>121645100408832000</text:p>
          </table:table-cell>
          <table:table-cell table:formula="of:=[.F26]*[.$E$5]" office:value-type="float" office:value="1">
            <text:p>1</text:p>
          </table:table-cell>
          <table:table-cell table:formula="of:=[.G26]+0.5" office:value-type="float" office:value="10">
            <text:p>10</text:p>
          </table:table-cell>
          <table:table-cell table:formula="of:=-[.F27]/[.E27]" office:value-type="float" office:value="-8.22063524662433E-018">
            <text:p>0.000000</text:p>
          </table:table-cell>
          <table:table-cell table:formula="of:=[.H27]+[.I26]" office:value-type="float" office:value="0.841470984807896">
            <text:p>0.84147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formula="of:=[.E27]*[.D28]" office:value-type="float" office:value="2.43290200817664E+018">
            <text:p>2432902008176640000</text:p>
          </table:table-cell>
          <table:table-cell table:formula="of:=[.F27]*[.$E$5]" office:value-type="float" office:value="1">
            <text:p>1</text:p>
          </table:table-cell>
          <table:table-cell table:formula="of:=[.G27]+0.5" office:value-type="float" office:value="10.5">
            <text:p>11</text:p>
          </table:table-cell>
          <table:table-cell/>
          <table:table-cell table:formula="of:=[.H28]+[.I27]" office:value-type="float" office:value="0.841470984807896">
            <text:p>0.841471</text:p>
          </table:table-cell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6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5/01/2018</text:date>, <text:time>10:1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8-05-01T09:43:30.04</meta:creation-date>
    <dc:date>2018-05-01T10:17:31.78</dc:date>
    <dc:creator>RCC RCCD</dc:creator>
    <meta:editing-duration>PT34M1S</meta:editing-duration>
    <meta:editing-cycles>5</meta:editing-cycles>
    <meta:generator>OpenOffice/4.1.3$Win32 OpenOffice.org_project/413m1$Build-9783</meta:generator>
    <meta:document-statistic meta:table-count="2" meta:cell-count="623" meta:object-count="0"/>
  </office:meta>
</office:document-meta>
</file>